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359b" officeooo:paragraph-rsid="0002359b"/>
    </style:style>
    <style:style style:name="P2" style:family="paragraph" style:parent-style-name="Standard">
      <style:text-properties officeooo:rsid="0002bf56" officeooo:paragraph-rsid="0002bf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vate</text:p>
      <text:p text:style-name="P1">existing employee details</text:p>
      <text:p text:style-name="P1">modification of existing image</text:p>
      <text:p text:style-name="P2">http server using java http exchange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0T21:53:54.023533221</meta:creation-date>
    <dc:date>2020-06-20T22:16:29.707504813</dc:date>
    <meta:editing-duration>PT2M1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4" meta:character-count="98" meta:non-whitespace-character-count="88"/>
  </office:meta>
</office:document-meta>
</file>